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text-properties style:font-name="Calibri" fo:font-size="16pt" style:text-underline-style="none" officeooo:rsid="007a2f47" officeooo:paragraph-rsid="0079803c" style:font-size-asian="16pt" style:font-size-complex="16pt"/>
    </style:style>
    <style:style style:name="P6" style:family="paragraph" style:parent-style-name="Standard">
      <style:text-properties style:font-name="Calibri" fo:font-size="16pt" style:text-underline-style="none" officeooo:rsid="007ae668" officeooo:paragraph-rsid="007ae668" style:font-size-asian="16pt" style:font-size-complex="16pt"/>
    </style:style>
    <style:style style:name="P7" style:family="paragraph" style:parent-style-name="Standard">
      <style:text-properties style:font-name="Calibri" fo:font-size="14pt" style:text-underline-style="none" fo:font-weight="normal" officeooo:rsid="001e7908" officeooo:paragraph-rsid="0053b9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6pt" style:text-underline-style="none" fo:font-weight="normal" officeooo:rsid="00a4d70e" officeooo:paragraph-rsid="006de6e4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6pt" style:text-underline-style="none" fo:font-weight="normal" officeooo:rsid="007243e1" officeooo:paragraph-rsid="0080df2c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73424f" officeooo:paragraph-rsid="0080df2c" style:font-size-asian="12.6000003814697pt" style:font-weight-asian="normal" style:font-size-complex="14.399999618530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abd2c9" officeooo:paragraph-rsid="00897377" style:font-size-asian="12.6000003814697pt" style:font-weight-asian="normal" style:font-size-complex="14.399999618530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73424f" officeooo:paragraph-rsid="00897377" style:font-size-asian="12.6000003814697pt" style:font-weight-asian="normal" style:font-size-complex="14.3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6pt" style:text-underline-style="none" fo:font-weight="normal" officeooo:rsid="007243e1" officeooo:paragraph-rsid="0080df2c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6pt" style:text-underline-style="none" fo:font-weight="normal" officeooo:rsid="007243e1" officeooo:paragraph-rsid="00897377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465a4" style:font-name="Calibri" fo:font-size="18pt" style:text-underline-style="solid" style:text-underline-width="auto" style:text-underline-color="font-color" fo:font-weight="bold" officeooo:rsid="0027c938" officeooo:paragraph-rsid="00897377" style:font-size-asian="18pt" style:font-weight-asian="bold" style:font-size-complex="18pt" style:font-weight-complex="bol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0000" style:text-underline-style="solid" style:text-underline-width="auto" style:text-underline-color="font-color" fo:font-weight="bold" officeooo:rsid="0063f612" style:font-weight-asian="bold" style:font-weight-complex="bold"/>
    </style:style>
    <style:style style:name="T6" style:family="text">
      <style:text-properties fo:color="#ff0000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7" style:family="text">
      <style:text-properties officeooo:rsid="0069e2ff"/>
    </style:style>
    <style:style style:name="T8" style:family="text">
      <style:text-properties fo:color="#3465a4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9" style:family="text">
      <style:text-properties officeooo:rsid="007b6c06"/>
    </style:style>
    <style:style style:name="T10" style:family="text">
      <style:text-properties fo:font-size="16pt" style:text-underline-style="none" officeooo:rsid="007243e1" style:font-size-asian="16pt" style:font-size-complex="16pt"/>
    </style:style>
    <style:style style:name="T11" style:family="text">
      <style:text-properties fo:font-size="16pt" style:text-underline-style="none" officeooo:rsid="0071c7b6" style:font-size-asian="16pt" style:font-size-complex="16pt"/>
    </style:style>
    <style:style style:name="T12" style:family="text">
      <style:text-properties fo:font-size="16pt" style:text-underline-style="none" officeooo:rsid="0073c84b" style:font-size-asian="16pt" style:font-size-complex="16pt"/>
    </style:style>
    <style:style style:name="T13" style:family="text">
      <style:text-properties fo:font-size="16pt" officeooo:rsid="007243e1" style:font-size-asian="16pt" style:font-size-complex="16pt"/>
    </style:style>
    <style:style style:name="T14" style:family="text">
      <style:text-properties fo:font-size="16pt" officeooo:rsid="00812204" style:font-size-asian="16pt" style:font-size-complex="16pt"/>
    </style:style>
    <style:style style:name="T15" style:family="text">
      <style:text-properties officeooo:rsid="008973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ctivité <text:s/><text:span text:style-name="T15">3</text:span> :</text:p>
      <text:p text:style-name="P12"><text:span text:style-name="T11">Les objets dans l'univers ont différentes tailles et sont à différentes distances parfois conséquentes. Pour pouvoir </text:span><text:span text:style-name="T12">les comparer et les comprendre</text:span><text:span text:style-name="T11">, il faut les sous forme de </text:span><text:span text:style-name="T6">notation scientifique</text:span><text:span text:style-name="T11">. </text:span><text:span text:style-name="T10">Il faut parfois exprimer ces distances en années-lumière <text:s text:c="3"/>(noté al) : La distance parcourue par la lumière en un an.</text:span></text:p>
      <text:p text:style-name="P11"/>
      <text:p text:style-name="P11"/>
      <text:p text:style-name="P17">Activité <text:s/><text:span text:style-name="T15">3</text:span> :</text:p>
      <text:p text:style-name="P14"><text:span text:style-name="T11">Les objets dans l'univers ont différentes tailles et sont à différentes distances parfois conséquentes. Pour pouvoir </text:span><text:span text:style-name="T12">les comparer et les comprendre</text:span><text:span text:style-name="T11">, il faut les sous forme de </text:span><text:span text:style-name="T6">notation scientifique</text:span><text:span text:style-name="T11">. </text:span><text:span text:style-name="T10">Il faut parfois exprimer ces distances en années-lumière <text:s text:c="3"/>(noté al) : La distance parcourue par la lumière en un an.</text:span></text:p>
      <text:p text:style-name="P16"/>
      <text:p text:style-name="P16"/>
      <text:p text:style-name="P17">Activité <text:s/><text:span text:style-name="T15">3</text:span> :</text:p>
      <text:p text:style-name="P14"><text:span text:style-name="T11">Les objets dans l'univers ont différentes tailles et sont à différentes distances parfois conséquentes. Pour pouvoir </text:span><text:span text:style-name="T12">les comparer et les comprendre</text:span><text:span text:style-name="T11">, il faut les sous forme de </text:span><text:span text:style-name="T6">notation scientifique</text:span><text:span text:style-name="T11">. </text:span><text:span text:style-name="T10">Il faut parfois exprimer ces distances en années-lumière <text:s text:c="3"/>(noté al) : La distance parcourue par la lumière en un an.</text:span></text:p>
      <text:p text:style-name="P16"/>
      <text:p text:style-name="P16"/>
      <text:p text:style-name="P17">Activité <text:s/><text:span text:style-name="T15">3</text:span> :</text:p>
      <text:p text:style-name="P14"><text:span text:style-name="T11">Les objets dans l'univers ont différentes tailles et sont à différentes distances parfois conséquentes. Pour pouvoir </text:span><text:span text:style-name="T12">les comparer et les comprendre</text:span><text:span text:style-name="T11">, il faut les sous forme de </text:span><text:span text:style-name="T6">notation scientifique</text:span><text:span text:style-name="T11">. </text:span><text:span text:style-name="T10">Il faut parfois exprimer ces distances en années-lumière <text:s text:c="3"/>(noté al) : La distance parcourue par la lumière en un an.</text:span></text:p>
      <text:p text:style-name="P16"/>
      <text:p text:style-name="P16"/>
      <text:p text:style-name="P17">Activité <text:s/><text:span text:style-name="T15">3</text:span> :</text:p>
      <text:p text:style-name="P14"><text:span text:style-name="T11">Les objets dans l'univers ont différentes tailles et sont à différentes distances parfois conséquentes. Pour pouvoir </text:span><text:span text:style-name="T12">les comparer et les comprendre</text:span><text:span text:style-name="T11">, il faut les sous forme de </text:span><text:span text:style-name="T6">notation scientifique</text:span><text:span text:style-name="T11">. </text:span><text:span text:style-name="T10">Il faut parfois exprimer ces distances en années-lumière <text:s text:c="3"/>(noté al) : La distance parcourue par la lumière en un an.</text:span></text:p>
      <text:p text:style-name="P16"/>
      <text:p text:style-name="P17">Activité <text:s/><text:span text:style-name="T15">3</text:span> :</text:p>
      <text:p text:style-name="P14"><text:span text:style-name="T11">Les objets dans l'univers ont différentes tailles et sont à différentes distances parfois conséquentes. Pour pouvoir </text:span><text:span text:style-name="T12">les comparer et les comprendre</text:span><text:span text:style-name="T11">, il faut les sous forme de </text:span><text:span text:style-name="T6">notation scientifique</text:span><text:span text:style-name="T11">. </text:span><text:span text:style-name="T10">Il faut parfois exprimer ces distances en années-lumière <text:s text:c="3"/>(noté al) : La distance parcourue par la lumière en un an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6M</meta:editing-duration>
    <meta:editing-cycles>37</meta:editing-cycles>
    <meta:generator>LibreOffice/6.0.7.3$Windows_x86 LibreOffice_project/dc89aa7a9eabfd848af146d5086077aeed2ae4a5</meta:generator>
    <meta:creation-date>2021-03-22T11:32:10.256620424</meta:creation-date>
    <meta:initial-creator>J Cercy</meta:initial-creator>
    <dc:date>2021-05-21T07:31:53.789000000</dc:date>
    <meta:document-statistic meta:table-count="0" meta:image-count="0" meta:object-count="0" meta:page-count="1" meta:paragraph-count="12" meta:word-count="312" meta:character-count="1974" meta:non-whitespace-character-count="1650"/>
  </office:meta>
</office:document-meta>
</file>